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484" officeooo:paragraph-rsid="00139484"/>
    </style:style>
    <style:style style:name="P2" style:family="paragraph" style:parent-style-name="Standard">
      <style:text-properties officeooo:rsid="00139484" officeooo:paragraph-rsid="00157af8"/>
    </style:style>
    <style:style style:name="P3" style:family="paragraph" style:parent-style-name="Standard">
      <style:text-properties officeooo:paragraph-rsid="00139484"/>
    </style:style>
    <style:style style:name="P4" style:family="paragraph" style:parent-style-name="Standard">
      <style:text-properties officeooo:rsid="00161fb6" officeooo:paragraph-rsid="00161fb6"/>
    </style:style>
    <style:style style:name="P5" style:family="paragraph" style:parent-style-name="Standard">
      <style:text-properties officeooo:paragraph-rsid="00161fb6"/>
    </style:style>
    <style:style style:name="P6" style:family="paragraph" style:parent-style-name="Standard">
      <style:text-properties officeooo:rsid="00161fb6" officeooo:paragraph-rsid="00161fb6"/>
    </style:style>
    <style:style style:name="T1" style:family="text">
      <style:text-properties officeooo:rsid="00139484"/>
    </style:style>
    <style:style style:name="T2" style:family="text">
      <style:text-properties officeooo:rsid="00157af8"/>
    </style:style>
    <style:style style:name="T3" style:family="text">
      <style:text-properties officeooo:rsid="00161fb6"/>
    </style:style>
    <style:style style:name="T4" style:family="text">
      <style:text-properties officeooo:rsid="0016f6ac"/>
    </style:style>
    <style:style style:name="T5" style:family="text">
      <style:text-properties officeooo:rsid="001a65dc"/>
    </style:style>
    <style:style style:name="T6" style:family="text">
      <style:text-properties officeooo:rsid="001d94cc"/>
    </style:style>
    <style:style style:name="T7" style:family="text">
      <style:text-properties officeooo:rsid="001ece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d game</text:p>
      <text:p text:style-name="P1"/>
      <text:p text:style-name="P1"><text:tab/>Deck</text:p>
      <text:p text:style-name="P1"><text:tab/><text:tab/>→ made in factory <text:span text:style-name="T4">( could be could created deck list ) </text:span></text:p>
      <text:p text:style-name="P1"><text:tab/><text:tab/>: has a list of cards</text:p>
      <text:p text:style-name="P1"><text:tab/>Hands </text:p>
      <text:p text:style-name="P1"><text:tab/><text:tab/>→ made in factory</text:p>
      <text:p text:style-name="P1"><text:tab/><text:tab/>→ are pulled from deck</text:p>
      <text:p text:style-name="P1"><text:tab/>Card <text:span text:style-name="T3">(M) mainly enums and structure </text:span></text:p>
      <text:p text:style-name="P1"><text:tab/><text:tab/>→ made in factory</text:p>
      <text:p text:style-name="P1"><text:tab/><text:tab/>→ pulled form deck </text:p>
      <text:p text:style-name="P1"><text:tab/><text:tab/>: names</text:p>
      <text:p text:style-name="P1"><text:tab/><text:tab/>: types </text:p>
      <text:p text:style-name="P1"><text:tab/><text:tab/>: unit </text:p>
      <text:p text:style-name="P1"><text:tab/><text:tab/>: effect <text:s/></text:p>
      <text:p text:style-name="P1"><text:tab/>Board <text:span text:style-name="T6">(J)</text:span></text:p>
      <text:p text:style-name="P1"><text:tab/><text:tab/>→<text:span text:style-name="T3"> made in factory</text:span></text:p>
      <text:p text:style-name="P1"><text:tab/><text:tab/>: hold decks</text:p>
      <text:p text:style-name="P1"><text:tab/><text:tab/>: hold cards on board </text:p>
      <text:p text:style-name="P2"><text:tab/><text:tab/>: hold hands</text:p>
      <text:p text:style-name="P2"><text:tab/><text:span text:style-name="T4">State </text:span><text:span text:style-name="T5">(T)</text:span></text:p>
      <text:p text:style-name="P2"><text:tab/><text:tab/>→<text:span text:style-name="T4"> manages who’s turn it is </text:span></text:p>
      <text:p text:style-name="P2"><text:tab/><text:tab/>→<text:span text:style-name="T4"> allows players to play cards</text:span></text:p>
      <text:p text:style-name="P2"><text:tab/><text:span text:style-name="T2">Game </text:span><text:span text:style-name="T3">(E)</text:span></text:p>
      <text:p text:style-name="P2"><text:tab/><text:tab/>: <text:span text:style-name="T2">holds render targets</text:span></text:p>
      <text:p text:style-name="P2"><text:tab/><text:tab/>: <text:span text:style-name="T2">holds logic <text:s text:c="2"/>targets</text:span></text:p>
      <text:p text:style-name="P2"><text:tab/><text:tab/>: <text:span text:style-name="T2">draws render targets</text:span></text:p>
      <text:p text:style-name="P2"><text:tab/><text:tab/>: <text:span text:style-name="T2">updates logic targets</text:span></text:p>
      <text:p text:style-name="P2"><text:line-break/><text:tab/><text:span text:style-name="T2">Graphics (E) </text:span><text:span text:style-name="T3">make interface easy to use !</text:span></text:p>
      <text:p text:style-name="P1"><text:tab/><text:tab/>: <text:span text:style-name="T2">draws render tagerts to window</text:span></text:p>
      <text:p text:style-name="P1"><text:tab/><text:tab/>: <text:span text:style-name="T2">track and report input</text:span></text:p>
      <text:p text:style-name="P1"/>
      <text:p text:style-name="P1"><text:tab/><text:span text:style-name="T3">Server :</text:span></text:p>
      <text:p text:style-name="P1"><text:tab/><text:tab/><text:span text:style-name="T4">throw state its given to everyone</text:span></text:p>
      <text:p text:style-name="P1"><text:tab/><text:span text:style-name="T4">Client:</text:span></text:p>
      <text:p text:style-name="P3"><text:span text:style-name="T1"><text:tab/><text:tab/></text:span><text:span text:style-name="T4">recreate gameobject via their factories </text:span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p</text:p>
      <text:p text:style-name="P4"/>
      <text:p text:style-name="P1">list of logic targets </text:p>
      <text:p text:style-name="P1">list of render targets </text:p>
      <text:p text:style-name="P1"/>
      <text:p text:style-name="P1">init objects </text:p>
      <text:p text:style-name="P1"/>
      <text:p text:style-name="P1">object whose job it is to add all the objects for a specific state and then kills itself </text:p>
      <text:p text:style-name="P1"/>
      <text:p text:style-name="P4">an effect is an enum given to a method with the card play(effectObject, CardObject)</text:p>
      <text:p text:style-name="P5"/>
      <text:p text:style-name="P4">game state object – people can cheat but who care </text:p>
      <text:p text:style-name="P1"><text:s/></text:p>
      <text:p text:style-name="P1">states</text:p>
      <text:p text:style-name="P1"/>
      <text:p text:style-name="P1">main menu <text:s text:c="4"/>→ spawns buttons</text:p>
      <text:p text:style-name="P1">player join <text:s text:c="4"/>→<text:span text:style-name="T2"> </text:span></text:p>
      <text:p text:style-name="P1">game start <text:s text:c="5"/>→ creates deck spawn hand from deck</text:p>
      <text:p text:style-name="P1">game <text:span text:style-name="T7">loop</text:span> <text:s text:c="6"/>→ draw play next player repeat</text:p>
      <text:p text:style-name="P1">game over <text:s text:c="4"/>→ goes to leader board</text:p>
      <text:p text:style-name="P1">leaderboards <text:s/>→ prints winner spawns butt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7:39:26.563885485</meta:creation-date>
    <dc:date>2022-01-15T13:30:16.841950735</dc:date>
    <meta:editing-duration>PT16H53M4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226" meta:character-count="1234" meta:non-whitespace-character-count="951"/>
  </office:meta>
</office:document-meta>
</file>